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fo:font-size="12pt" fo:font-weight="bold" officeooo:rsid="0017cc54" officeooo:paragraph-rsid="00055926" fo:background-color="#00e3e3" style:font-size-asian="12pt" style:font-weight-asian="bold" style:font-size-complex="12pt" style:font-weight-complex="bold"/>
    </style:style>
    <style:style style:name="P2" style:family="paragraph" style:parent-style-name="Standard">
      <style:text-properties style:font-name="Liberation Serif1" fo:font-weight="bold" officeooo:rsid="003bd5bc" officeooo:paragraph-rsid="00055926" style:font-name-asian="Liberation Serif1" style:font-weight-asian="bold" style:font-name-complex="Liberation Serif1" style:font-weight-complex="bold"/>
    </style:style>
    <style:style style:name="P3" style:family="paragraph" style:parent-style-name="Standard">
      <style:text-properties style:font-name="Liberation Serif1" fo:font-weight="normal" officeooo:rsid="003bd5bc" officeooo:paragraph-rsid="00055926" style:font-name-asian="Liberation Serif1" style:font-weight-asian="normal" style:font-name-complex="Liberation Serif1" style:font-weight-complex="normal"/>
    </style:style>
    <style:style style:name="P4" style:family="paragraph" style:parent-style-name="Standard">
      <style:text-properties style:font-name="Liberation Serif1" fo:font-weight="normal" officeooo:rsid="0058d258" officeooo:paragraph-rsid="00055926" style:font-name-asian="Liberation Serif1" style:font-weight-asian="normal" style:font-name-complex="Liberation Serif1" style:font-weight-complex="normal"/>
    </style:style>
    <style:style style:name="P5" style:family="paragraph" style:parent-style-name="Standard">
      <style:text-properties fo:font-weight="bold" officeooo:rsid="001294ab" officeooo:paragraph-rsid="00055926" style:font-weight-asian="bold" style:font-weight-complex="bold"/>
    </style:style>
    <style:style style:name="P6" style:family="paragraph" style:parent-style-name="Standard">
      <style:text-properties fo:font-weight="bold" officeooo:paragraph-rsid="00055926" style:font-weight-asian="bold" style:font-weight-complex="bold"/>
    </style:style>
    <style:style style:name="P7" style:family="paragraph" style:parent-style-name="Standard">
      <style:text-properties officeooo:rsid="001294ab" officeooo:paragraph-rsid="00055926"/>
    </style:style>
    <style:style style:name="P8" style:family="paragraph" style:parent-style-name="Standard">
      <style:text-properties officeooo:rsid="004a53bb" officeooo:paragraph-rsid="00055926" fo:background-color="#ff0000"/>
    </style:style>
    <style:style style:name="P9" style:family="paragraph" style:parent-style-name="Standard">
      <style:text-properties officeooo:paragraph-rsid="00055926" fo:background-color="#ff0000"/>
    </style:style>
    <style:style style:name="P10" style:family="paragraph" style:parent-style-name="Standard">
      <style:text-properties officeooo:paragraph-rsid="00055926"/>
    </style:style>
    <style:style style:name="T1" style:family="text">
      <style:text-properties officeooo:rsid="001294ab" fo:background-color="#dee6ef" loext:char-shading-value="0"/>
    </style:style>
    <style:style style:name="T2" style:family="text">
      <style:text-properties officeooo:rsid="004da143" fo:background-color="#dee6ef" loext:char-shading-value="0"/>
    </style:style>
    <style:style style:name="T3" style:family="text">
      <style:text-properties officeooo:rsid="0020b06b" fo:background-color="#dee6ef" loext:char-shading-value="0"/>
    </style:style>
    <style:style style:name="T4" style:family="text">
      <style:text-properties officeooo:rsid="0022a0d4" fo:background-color="#dee6ef" loext:char-shading-value="0"/>
    </style:style>
    <style:style style:name="T5" style:family="text">
      <style:text-properties officeooo:rsid="001294ab"/>
    </style:style>
    <style:style style:name="T6" style:family="text">
      <style:text-properties style:font-name="Liberation Serif1" officeooo:rsid="003bd5bc" style:font-name-asian="Liberation Serif1" style:font-name-complex="Liberation Serif1"/>
    </style:style>
    <style:style style:name="T7" style:family="text">
      <style:text-properties style:font-name="Liberation Serif1" officeooo:rsid="0073a12d" style:font-name-asian="Liberation Serif1" style:font-name-complex="Liberation Serif1"/>
    </style:style>
    <style:style style:name="T8" style:family="text">
      <style:text-properties style:font-name="Liberation Serif1" officeooo:rsid="0039fd9c" style:font-name-asian="Liberation Serif1" style:font-name-complex="Liberation Serif1"/>
    </style:style>
    <style:style style:name="T9" style:family="text">
      <style:text-properties style:font-name="Liberation Serif1" officeooo:rsid="00789f12" style:font-name-asian="Liberation Serif1" style:font-name-complex="Liberation Serif1"/>
    </style:style>
    <style:style style:name="T10" style:family="text">
      <style:text-properties style:font-name="Liberation Serif1" officeooo:rsid="007fc3bb" style:font-name-asian="Liberation Serif1" style:font-name-complex="Liberation Serif1"/>
    </style:style>
    <style:style style:name="T11" style:family="text">
      <style:text-properties style:font-name="Liberation Serif1" officeooo:rsid="007fd83c" style:font-name-asian="Liberation Serif1" style:font-name-complex="Liberation Serif1"/>
    </style:style>
    <style:style style:name="T12" style:family="text">
      <style:text-properties style:font-name="Liberation Serif1" officeooo:rsid="007fe7c6" style:font-name-asian="Liberation Serif1" style:font-name-complex="Liberation Serif1"/>
    </style:style>
    <style:style style:name="T13" style:family="text">
      <style:text-properties style:font-name="Liberation Serif1" officeooo:rsid="0083a695" style:font-name-asian="Liberation Serif1" style:font-name-complex="Liberation Serif1"/>
    </style:style>
    <style:style style:name="T14" style:family="text">
      <style:text-properties style:font-name="Liberation Serif1" officeooo:rsid="0086da25" style:font-name-asian="Liberation Serif1" style:font-name-complex="Liberation Serif1"/>
    </style:style>
    <style:style style:name="T15" style:family="text">
      <style:text-properties style:font-name="Liberation Serif1" officeooo:rsid="008832c5" style:font-name-asian="Liberation Serif1" style:font-name-complex="Liberation Serif1"/>
    </style:style>
    <style:style style:name="T16" style:family="text">
      <style:text-properties style:font-name="Liberation Serif1" officeooo:rsid="00893f8a" style:font-name-asian="Liberation Serif1" style:font-name-complex="Liberation Serif1"/>
    </style:style>
    <style:style style:name="T17" style:family="text">
      <style:text-properties style:font-name="Liberation Serif1" officeooo:rsid="008a2fe8" style:font-name-asian="Liberation Serif1" style:font-name-complex="Liberation Serif1"/>
    </style:style>
    <style:style style:name="T18" style:family="text">
      <style:text-properties style:font-name="Liberation Serif1" officeooo:rsid="008b924c" style:font-name-asian="Liberation Serif1" style:font-name-complex="Liberation Serif1"/>
    </style:style>
    <style:style style:name="T19" style:family="text">
      <style:text-properties style:font-name="Liberation Serif1" fo:font-weight="normal" officeooo:rsid="003bd5bc" style:font-name-asian="Liberation Serif1" style:font-weight-asian="normal" style:font-name-complex="Liberation Serif1" style:font-weight-complex="normal"/>
    </style:style>
    <style:style style:name="T20" style:family="text">
      <style:text-properties style:font-name="Liberation Serif1" fo:font-weight="normal" officeooo:rsid="0073a12d" style:font-name-asian="Liberation Serif1" style:font-weight-asian="normal" style:font-name-complex="Liberation Serif1" style:font-weight-complex="normal"/>
    </style:style>
    <style:style style:name="T21" style:family="text">
      <style:text-properties style:font-name="Liberation Serif1" fo:font-weight="normal" officeooo:rsid="00789f12" style:font-name-asian="Liberation Serif1" style:font-weight-asian="normal" style:font-name-complex="Liberation Serif1" style:font-weight-complex="normal"/>
    </style:style>
    <style:style style:name="T22" style:family="text">
      <style:text-properties style:font-name="Liberation Serif1" fo:font-weight="normal" officeooo:rsid="0058d258" style:font-name-asian="Liberation Serif1" style:font-weight-asian="normal" style:font-name-complex="Liberation Serif1" style:font-weight-complex="normal"/>
    </style:style>
    <style:style style:name="T23" style:family="text">
      <style:text-properties style:font-name="Liberation Serif1" fo:font-weight="normal" officeooo:rsid="007fc3bb" style:font-name-asian="Liberation Serif1" style:font-weight-asian="normal" style:font-name-complex="Liberation Serif1" style:font-weight-complex="normal"/>
    </style:style>
    <style:style style:name="T24" style:family="text">
      <style:text-properties style:font-name="Liberation Serif1" fo:font-weight="normal" officeooo:rsid="0082c989" style:font-name-asian="Liberation Serif1" style:font-weight-asian="normal" style:font-name-complex="Liberation Serif1" style:font-weight-complex="normal"/>
    </style:style>
    <style:style style:name="T25" style:family="text">
      <style:text-properties style:font-name="Liberation Serif1" fo:font-weight="normal" officeooo:rsid="0082ed8f" style:font-name-asian="Liberation Serif1" style:font-weight-asian="normal" style:font-name-complex="Liberation Serif1" style:font-weight-complex="normal"/>
    </style:style>
    <style:style style:name="T26" style:family="text">
      <style:text-properties style:font-name="Liberation Serif1" fo:font-weight="normal" officeooo:rsid="0083a695" style:font-name-asian="Liberation Serif1" style:font-weight-asian="normal" style:font-name-complex="Liberation Serif1" style:font-weight-complex="normal"/>
    </style:style>
    <style:style style:name="T27" style:family="text">
      <style:text-properties style:font-name="Liberation Serif1" fo:font-weight="normal" officeooo:rsid="00858123" style:font-name-asian="Liberation Serif1" style:font-weight-asian="normal" style:font-name-complex="Liberation Serif1" style:font-weight-complex="normal"/>
    </style:style>
    <style:style style:name="T28" style:family="text">
      <style:text-properties style:font-name="Liberation Serif1" fo:font-weight="normal" officeooo:rsid="0086da25" style:font-name-asian="Liberation Serif1" style:font-weight-asian="normal" style:font-name-complex="Liberation Serif1" style:font-weight-complex="normal"/>
    </style:style>
    <style:style style:name="T29" style:family="text">
      <style:text-properties style:font-name="Liberation Serif1" fo:font-weight="normal" officeooo:rsid="008832c5" style:font-name-asian="Liberation Serif1" style:font-weight-asian="normal" style:font-name-complex="Liberation Serif1" style:font-weight-complex="normal"/>
    </style:style>
    <style:style style:name="T30" style:family="text">
      <style:text-properties style:font-name="Liberation Serif1" fo:font-weight="normal" officeooo:rsid="00893f8a" style:font-name-asian="Liberation Serif1" style:font-weight-asian="normal" style:font-name-complex="Liberation Serif1" style:font-weight-complex="normal"/>
    </style:style>
    <style:style style:name="T31" style:family="text">
      <style:text-properties style:font-name="Liberation Serif1" fo:font-weight="normal" officeooo:rsid="008a2fe8" style:font-name-asian="Liberation Serif1" style:font-weight-asian="normal" style:font-name-complex="Liberation Serif1" style:font-weight-complex="normal"/>
    </style:style>
    <style:style style:name="T32" style:family="text">
      <style:text-properties style:font-name="Liberation Serif1" fo:font-weight="normal" officeooo:rsid="008b924c" style:font-name-asian="Liberation Serif1" style:font-weight-asian="normal" style:font-name-complex="Liberation Serif1" style:font-weight-complex="normal"/>
    </style:style>
    <style:style style:name="T33" style:family="text">
      <style:text-properties style:font-name="Liberation Serif1" fo:font-weight="normal" officeooo:rsid="008c14a4" style:font-name-asian="Liberation Serif1" style:font-weight-asian="normal" style:font-name-complex="Liberation Serif1" style:font-weight-complex="normal"/>
    </style:style>
    <style:style style:name="T34" style:family="text">
      <style:text-properties style:font-name="Liberation Serif1" fo:font-weight="normal" officeooo:rsid="00962ad3" style:font-name-asian="Liberation Serif1" style:font-weight-asian="normal" style:font-name-complex="Liberation Serif1" style:font-weight-complex="normal"/>
    </style:style>
    <style:style style:name="T35" style:family="text">
      <style:text-properties style:font-name="Liberation Serif1" fo:font-weight="normal" officeooo:rsid="008c19e8" style:font-name-asian="Liberation Serif1" style:font-weight-asian="normal" style:font-name-complex="Liberation Serif1" style:font-weight-complex="normal"/>
    </style:style>
    <style:style style:name="T36" style:family="text">
      <style:text-properties style:font-name="Liberation Serif1" fo:font-weight="normal" officeooo:rsid="00926b32" style:font-name-asian="Liberation Serif1" style:font-weight-asian="normal" style:font-name-complex="Liberation Serif1" style:font-weight-complex="normal"/>
    </style:style>
    <style:style style:name="T37" style:family="text">
      <style:text-properties style:font-name="Liberation Serif1" fo:font-weight="normal" officeooo:rsid="00953136" style:font-name-asian="Liberation Serif1" style:font-weight-asian="normal" style:font-name-complex="Liberation Serif1" style:font-weight-complex="normal"/>
    </style:style>
    <style:style style:name="T38" style:family="text">
      <style:text-properties style:font-name="Liberation Serif1" fo:font-weight="normal" officeooo:rsid="0096e9e1" style:font-name-asian="Liberation Serif1" style:font-weight-asian="normal" style:font-name-complex="Liberation Serif1" style:font-weight-complex="normal"/>
    </style:style>
    <style:style style:name="T39" style:family="text">
      <style:text-properties style:font-name="Liberation Serif1" fo:font-weight="normal" officeooo:rsid="0097b26b" style:font-name-asian="Liberation Serif1" style:font-weight-asian="normal" style:font-name-complex="Liberation Serif1" style:font-weight-complex="normal"/>
    </style:style>
    <style:style style:name="T40" style:family="text">
      <style:text-properties style:font-name="Liberation Serif1" fo:font-weight="normal" officeooo:rsid="009c8892" style:font-name-asian="Liberation Serif1" style:font-weight-asian="normal" style:font-name-complex="Liberation Serif1" style:font-weight-complex="normal"/>
    </style:style>
    <style:style style:name="T41" style:family="text">
      <style:text-properties style:font-name="Liberation Serif1" fo:font-weight="normal" officeooo:rsid="009d6e13" style:font-name-asian="Liberation Serif1" style:font-weight-asian="normal" style:font-name-complex="Liberation Serif1" style:font-weight-complex="normal"/>
    </style:style>
    <style:style style:name="T42" style:family="text">
      <style:text-properties style:font-name="Liberation Serif1" fo:font-weight="bold" officeooo:rsid="003bd5bc" style:font-name-asian="Liberation Serif1" style:font-weight-asian="bold" style:font-name-complex="Liberation Serif1" style:font-weight-complex="bold"/>
    </style:style>
    <style:style style:name="T43" style:family="text">
      <style:text-properties style:font-name="Liberation Serif1" fo:font-weight="bold" officeooo:rsid="008c14a4" style:font-name-asian="Liberation Serif1" style:font-weight-asian="bold" style:font-name-complex="Liberation Serif1" style:font-weight-complex="bold"/>
    </style:style>
    <style:style style:name="T44" style:family="text">
      <style:text-properties style:font-name="Liberation Serif1" fo:font-weight="bold" officeooo:rsid="0039fd9c" style:font-name-asian="Liberation Serif1" style:font-weight-asian="bold" style:font-name-complex="Liberation Serif1" style:font-weight-complex="bold"/>
    </style:style>
    <style:style style:name="T45" style:family="text">
      <style:text-properties style:font-name="Liberation Serif1" fo:font-weight="bold" officeooo:rsid="008c19e8" style:font-name-asian="Liberation Serif1" style:font-weight-asian="bold" style:font-name-complex="Liberation Serif1" style:font-weight-complex="bold"/>
    </style:style>
    <style:style style:name="T46" style:family="text">
      <style:text-properties style:font-name="Liberation Serif1" fo:font-weight="bold" officeooo:rsid="00926b32" style:font-name-asian="Liberation Serif1" style:font-weight-asian="bold" style:font-name-complex="Liberation Serif1" style:font-weight-complex="bold"/>
    </style:style>
    <style:style style:name="T47" style:family="text">
      <style:text-properties style:font-name="Liberation Serif1" fo:font-weight="bold" officeooo:rsid="00953136" style:font-name-asian="Liberation Serif1" style:font-weight-asian="bold" style:font-name-complex="Liberation Serif1" style:font-weight-complex="bold"/>
    </style:style>
    <style:style style:name="T48" style:family="text">
      <style:text-properties style:font-name="Liberation Serif1" fo:font-weight="bold" officeooo:rsid="0096e9e1" style:font-name-asian="Liberation Serif1" style:font-weight-asian="bold" style:font-name-complex="Liberation Serif1" style:font-weight-complex="bold"/>
    </style:style>
    <style:style style:name="T49" style:family="text">
      <style:text-properties style:font-name="Liberation Serif1" fo:font-weight="bold" officeooo:rsid="0099882e" style:font-name-asian="Liberation Serif1" style:font-weight-asian="bold" style:font-name-complex="Liberation Serif1" style:font-weight-complex="bold"/>
    </style:style>
    <style:style style:name="T50" style:family="text">
      <style:text-properties style:font-name="Liberation Serif1" fo:font-weight="bold" officeooo:rsid="009d6e13" style:font-name-asian="Liberation Serif1" style:font-weight-asian="bold" style:font-name-complex="Liberation Serif1" style:font-weight-complex="bold"/>
    </style:style>
    <style:style style:name="T51" style:family="text">
      <style:text-properties officeooo:rsid="001294ab" fo:background-color="#ff0000" loext:char-shading-value="0"/>
    </style:style>
    <style:style style:name="T52" style:family="text">
      <style:text-properties officeooo:rsid="00397e91" fo:background-color="#ff0000" loext:char-shading-value="0"/>
    </style:style>
    <style:style style:name="T53" style:family="text">
      <style:text-properties officeooo:rsid="003b2457" fo:background-color="#ff0000" loext:char-shading-value="0"/>
    </style:style>
    <style:style style:name="T54" style:family="text">
      <style:text-properties officeooo:rsid="008a2fe8" fo:background-color="#ff0000" loext:char-shading-value="0"/>
    </style:style>
    <style:style style:name="T55" style:family="text">
      <style:text-properties officeooo:rsid="009b72b0" fo:background-color="#ff0000" loext:char-shading-value="0"/>
    </style:style>
    <style:style style:name="T56" style:family="text">
      <style:text-properties officeooo:rsid="001294ab" fo:background-color="transparent" loext:char-shading-value="0"/>
    </style:style>
    <style:style style:name="T57" style:family="text">
      <style:text-properties officeooo:rsid="00af45a9" fo:background-color="transparent" loext:char-shading-value="0"/>
    </style:style>
    <style:style style:name="T58" style:family="text">
      <style:text-properties officeooo:rsid="00b0e042" fo:background-color="transparent" loext:char-shading-value="0"/>
    </style:style>
    <style:style style:name="T59" style:family="text">
      <style:text-properties officeooo:rsid="00b74a18"/>
    </style:style>
    <style:style style:name="T60" style:family="text">
      <style:text-properties officeooo:rsid="00397e91"/>
    </style:style>
    <style:style style:name="T61" style:family="text">
      <style:text-properties officeooo:rsid="003b2457"/>
    </style:style>
    <style:style style:name="T62" style:family="text">
      <style:text-properties officeooo:rsid="00b0e042"/>
    </style:style>
    <style:style style:name="T63" style:family="text">
      <style:text-properties officeooo:rsid="003c792a"/>
    </style:style>
    <style:style style:name="T64" style:family="text">
      <style:text-properties officeooo:rsid="003c792a" fo:background-color="#00ffff" loext:char-shading-value="0"/>
    </style:style>
    <style:style style:name="T65" style:family="text">
      <style:text-properties officeooo:rsid="003f0103" fo:background-color="#00ffff" loext:char-shading-value="0"/>
    </style:style>
    <style:style style:name="T66" style:family="text">
      <style:text-properties officeooo:rsid="00910e9f" fo:background-color="#00ffff" loext:char-shading-value="0"/>
    </style:style>
    <style:style style:name="T67" style:family="text">
      <style:text-properties officeooo:rsid="001294ab" fo:background-color="#00ffff" loext:char-shading-value="0"/>
    </style:style>
    <style:style style:name="T68" style:family="text">
      <style:text-properties officeooo:rsid="0041ea66" fo:background-color="#00ffff" loext:char-shading-value="0"/>
    </style:style>
    <style:style style:name="T69" style:family="text">
      <style:text-properties officeooo:rsid="0047a6da" fo:background-color="#00ffff" loext:char-shading-value="0"/>
    </style:style>
    <style:style style:name="T70" style:family="text">
      <style:text-properties officeooo:rsid="003f0103"/>
    </style:style>
    <style:style style:name="T71" style:family="text">
      <style:text-properties officeooo:rsid="0041ea66"/>
    </style:style>
    <style:style style:name="T72" style:family="text">
      <style:text-properties officeooo:rsid="009b72b0"/>
    </style:style>
    <style:style style:name="T73" style:family="text">
      <style:text-properties fo:color="#000000" officeooo:rsid="00ad7df2" fo:background-color="transparent" loext:char-shading-value="0"/>
    </style:style>
    <style:style style:name="T74" style:family="text">
      <style:text-properties officeooo:rsid="0047a6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4. </text:span><text:span text:style-name="T2">Filosofia</text:span><text:span text:style-name="T1">: L’era del sole </text:span><text:span text:style-name="T3">bianco,</text:span><text:span text:style-name="T1"> l’origine di Tàlia, la nascita dei Kala Klora, i custodi del</text:span><text:span text:style-name="T4">la </text:span><text:span text:style-name="T2">conoscenza </text:span><text:span text:style-name="T5"><text:line-break/> <text:line-break/>Com’era sempre accaduto con l’avvicinarsi di Elima, le piante delle terre di Denka furono le prime ad accendersi di vita e incominciarono a crescere con più slancio. Gli animali delle praterie di Maka correvano energici, gli esseri marini guizzavano vivaci come non mai e le bestie che invece abitavano la giungla saltavano con vigore da palma a palma. I Whakapapa che vivevano sparsi sulle isole di Whenua dedicandosi alle terre e ai mari, si accorsero della nuova energia che pervadeva la natura circostante. La pesca era incredibilmente abbondante e i frutti crescevano succosi come non lo erano mai stati. Con il passare dei giorni anche loro iniziarono a sentirsi più forti e vivi, riconoscendo in quel calore famigliare che li avvolgeva l’avvicinarsi di Elima. Mentre gli Una Maka si preparavano a contemplare Mimiteh organizzando rituali e danze che erano entrati a far parte delle loro tradizione, per potersi poi abbandonare al flusso di memorie di Mimiteh, i Whakapapa invece non sapevano nulla di come avrebbero vissuto quel momento.</text:span></text:p>
      <text:p text:style-name="P2"/>
      <text:p text:style-name="P6"><text:span text:style-name="T6">DISEGNO </text:span><text:span text:style-name="T7">4</text:span><text:span text:style-name="T8">-</text:span><text:span text:style-name="T7">1</text:span><text:span text:style-name="T6"> </text:span><text:span text:style-name="T19">▲ </text:span><text:span text:style-name="T20">Prima serie di disegni del capitolo che serve a fare vedere Elima che sta tornando e i vari esseri viventi come stanno vivendo questo periodo.</text:span></text:p>
      <text:p text:style-name="P3"/>
      <text:p text:style-name="P10"><text:span text:style-name="T5">Fino a quel periodo i tre Tiaki di ognuno si erano dedicati con amore ai rispettivi compiti vedendosi spesso tra loro e parlando insieme delle proprie esperienze, ma mai come in quei giorni sentirono l’uno la mancanza dell’altro e il desiderio di stare insieme, come se mancasse una parte di se stessi per ognuno di loro . La dedizione per il loro ambiente con il passare del tempo lasciava spazio all’amore per l’insieme delle loro isole e per la loro armonia; infatti dedicando sempre più pensieri agli altri Tiaki e parlando fra loro sempre più frequentemente, ricostruivano con via via maggiore chiarezza il meraviglioso equilibrio che stavano custodendo tutti insieme. Così iniziarono a provare interesse anche delle attività dei Tiaki diversi dal loro, alle quali non avevano mai pensato prima d'ora. Si riunivano la sera ascoltando le storie dei propri </text:span><text:span text:style-name="T51">"fratelli"</text:span><text:span text:style-name="T5"> avendo come l’impressione di aver vissuto le stesse esperienze: a un</text:span><text:span text:style-name="T56"> Tiaki</text:span><text:span text:style-name="T5"> marino sembrava di conoscere bene il sapore di un frutto gustoso che aveva mangiato suo </text:span><text:span text:style-name="T51">“fratello”</text:span><text:span text:style-name="T5"> durante la giornata e a un </text:span><text:span text:style-name="T56">Tiaki</text:span><text:span text:style-name="T5"> arboreo, quando il </text:span><text:span text:style-name="T51">“fratello marino”</text:span><text:span text:style-name="T5"> (mi sono rotto le palle di evidenziare le parole che ancora dobbiamo definire, faccio una nota finale e ne parliamo insieme) gli descriveva spettacolari fondali marini, sembrava di ricordarli come una sorta di bel sogno. Grazie all'abbondanza di frutti e di pescato di quei giorni i Whakapapa incominciarono a riunirsi sull'isola centrale con cibo in abbondanza, per poter vivere nuove esperienze insieme: così i Tiaki arborei provarono ad accompagnare i </text:span><text:span text:style-name="T51">fratelli</text:span><text:span text:style-name="T5"> nelle loro immersioni rimanendone entusiasti; viceversa i Tiaki che fino ad allora non avevano fatto altro che nuotare nelle acque si cimentarono a esplorare le terre e vedere il mondo dall'alto degli alberi. I Tiaki Tai che erano sempre stati sulle coste provarono una gioia indescrivibile nel poter finalmente esplorare le loro isole e vedere quanto bello fosse l'arcipelago di Whenua. In breve i tre Tiaki di ogni Whakapapa divennero inseparabili colmando l’uno le lacune dell’altro e affievolendo quel senso di incompletezza che stava crescendo in loro. Ognuno avrebbe voluto vivere appieno ogni esperienza <text:s/>del proprio </text:span><text:span text:style-name="T51">"fratello"</text:span><text:span text:style-name="T5"> e sentendo l’importanza di quel momento ora mai tutto il popolo si era riunito nell'atollo centrale di Whenua. Notte dopo notte Elima si avvicinava sempre di più e Marama risplendeva via via maggiormente diffondendo sull’arcipelago il suo riflesso. </text:span></text:p>
      <text:p text:style-name="P10"/>
      <text:p text:style-name="P6"><text:span text:style-name="T6">DISEGNO </text:span><text:span text:style-name="T9">4</text:span><text:span text:style-name="T8">-</text:span><text:span text:style-name="T9">2</text:span><text:span text:style-name="T6"> </text:span><text:span text:style-name="T19">▲ </text:span><text:span text:style-name="T21">Qui ci sarebbe tanta roba da dover rappresentare. La mia idea era questa: far semplicemente vedere il momento in cui tutti i Fratelli sono riuniti e che si raccontano storie, facendo magari delle nuvolette a mod di fumetto dove andremo a disegnare in maniera meno dettagliate i vari ricordi che mostrano cosa hanno fatto durante la giornata e le loro esperienze. </text:span></text:p>
      <text:p text:style-name="P7"><text:line-break/>Una sera, particolarmente illuminata dalla luce lunare, uno spettacolo incredibile si svolse sotto agli occhi di tutti i Whakapapa. In acqua comparvero delle specie di barlumi, che oscillavano sospinti dalle onde e facevano risplendere la superficie del mare sulle coste. I primi a notarli ne rimasero <text:soft-page-break/>meravigliati, poiché pur conoscendo benissimo ogni creatura di quegli oceani non avevano mai visto uno spettacolo del genere. Presto tutto il popolo fu sul bagnasciuga ad ammirare quelle acque sempre più luminescenti. Il mare sembrava un secondo cielo ancor più lumino<text:span text:style-name="T59">so</text:span>, come se fosse riempito da tante piccole stelle e i Whakapapa ne erano attratti e incantati.</text:p>
      <text:p text:style-name="P10"/>
      <text:p text:style-name="P6"><text:span text:style-name="T22"><text:s/></text:span><text:span text:style-name="T6">DISEGNO </text:span><text:span text:style-name="T10">4</text:span><text:span text:style-name="T8">-</text:span><text:span text:style-name="T10">3</text:span><text:span text:style-name="T19">▲ </text:span><text:span text:style-name="T23">Le coste dell’arcipelago che si riempiono di queste luci illuminando la notte sotto il chiarore delle 3 lune.</text:span></text:p>
      <text:p text:style-name="P10"/>
      <text:p text:style-name="P10"><text:span text:style-name="T5">Infine, ognuno vicino ai propri “</text:span><text:span text:style-name="T51">fratelli”</text:span><text:span text:style-name="T5"> che avevano avuto modo di conoscere bene in quest’ultimo periodo, come stesseri rispondendo a una <text:s/>sorta di richiamo iniziarono ad immergersi uno fianco all’altro. Nel punto in cui sparivano sotto la superficie dell'acqua, con uno sfavillio quelle sfere luminose si moltiplicavano e presto tutta la costa ne fu rischiarata. <text:s/></text:span><text:span text:style-name="T56"><text:s/><text:line-break/>Quando poco a poco incominciarono riemergere non erano più divisi in tre Tiaki, ma erano un unico essere: ogni Whakapapa era finalmente completo, frutto dell’unione di </text:span><text:span text:style-name="T57">Rongo, Tane </text:span><text:span text:style-name="T58">e </text:span><text:span text:style-name="T57">Tangaroa </text:span><text:span text:style-name="T56"><text:s/>ora anche nel corpo e nella mente oltre che negli intenti. Capirono che era quella la loro vera forma e</text:span><text:span text:style-name="T5"> finalmente scomparve in loro quel sentimento di incompletezza che li aveva sempre accompagnati i fino a quel momento. Non avrebbero mai potuto immaginare di unirsi in quella magnifica forma, diventando un solo essere che custodisse in se </text:span><text:span text:style-name="T51">l'armonia </text:span><text:span text:style-name="T52">(armonia le darei un nome concreto, perché il succo è che il loro vivere in armonia insieme e in stretto contatto di simbiosi con la natura circostante, genere questa “armonia” a cui darei un nome preciso)</text:span><text:span text:style-name="T60"> delle isole stesse; era necessaria infatti una nuova generazione di Whakapapa a cui avrebbero trasmesso quel sentimento e che avrebbe ripercorso i loro passi, nascendo divisa in tre Tiaki che avrebbero maturato un’amicizia tale da permettere una simile metamorfosi. Completi e colmi di serenità sentirono di potere unirsi a loro volta con altri Whakapapa, un desiderio che si accorsero di avere sempre avuto ma senza sapere come realizzarlo. Presero finalmente consapevolezza del vero significato delle parole che Whanau aveva detto loro tantissimo tempo prima. </text:span></text:p>
      <text:p text:style-name="P10"/>
      <text:p text:style-name="P6"><text:span text:style-name="T22"><text:s/></text:span><text:span text:style-name="T6">DISEGNO </text:span><text:span text:style-name="T11">4</text:span><text:span text:style-name="T8">-</text:span><text:span text:style-name="T12">4</text:span><text:span text:style-name="T6"> </text:span><text:span text:style-name="T19">▲ </text:span><text:span text:style-name="T24">Il momento in cui i Whakapa fianco a fianco, mano nella mano, insieme si immergono nelle acque e escono che sono un solo unico essere. Qua possiamo ragionarci insieme su come fare esattamente. </text:span><text:span text:style-name="T25">Poi magari anche il momento dopo in cui i nuovi Whakapapa uniti si guardano l’uno fra l’altro alla ricerca di un partner per <text:s/>generare una nuova generazione.</text:span></text:p>
      <text:p text:style-name="P10"/>
      <text:p text:style-name="P7">Persi nella dolcezza di quei momenti contemplarono a lungo l’avvicinarsi della Nana Bianca, sempre più luminosa nel cielo notturno, finché non fu maestosa e vicina più che mai al pianeta. Sentendosi più vicini che mai a lei e a Whanau, erano pronti a celebrare la loro fratellanza. </text:p>
      <text:p text:style-name="P10"/>
      <text:p text:style-name="P6"><text:span text:style-name="T22"><text:s/></text:span><text:span text:style-name="T6">DISEGNO </text:span><text:span text:style-name="T13">4</text:span><text:span text:style-name="T8">-</text:span><text:span text:style-name="T13">5</text:span><text:span text:style-name="T6"> </text:span><text:span text:style-name="T19">▲ </text:span><text:span text:style-name="T26">Qui una roba molto chill da spiaggetta e gruppi o coppiette lungo le </text:span><text:span text:style-name="T27">spiagge</text:span><text:span text:style-name="T26"> che parlano magari delle proprie esperienza e legano fra loro. Una cosa abbastanza romantica insomma.</text:span></text:p>
      <text:p text:style-name="P7"><text:line-break/>Elima vide Denka e le sue terre meravigliose, il popolo di Maka che la omaggiava con danze gioiose riunendosi ai loro avi del passato tramite i ricordi e memorie. Sull’arcipelago di Whenua invece osservò, rischiarato dalle sue acque incantevoli e dalle lune ora più splendenti che mai, delle nuove creature, raggruppate su un’unica isola a festeggiare ridendo e ballando, in armonia con sé stesse, con tutte le altre e con la natura intera: capì che quel popolo aveva seguito i consigli di Whanau, maturando la serenità di cui erano custodi ora più che mai. </text:p>
      <text:p text:style-name="P4"/>
      <text:p text:style-name="P6"><text:span text:style-name="T6">DISEGNO </text:span><text:span text:style-name="T14">4</text:span><text:span text:style-name="T8">-</text:span><text:span text:style-name="T14">6</text:span><text:span text:style-name="T6"> </text:span><text:span text:style-name="T19">▲ </text:span><text:span text:style-name="T28">A grandi linee cosa stanno facendo gli Una Maka e i Whakapapa il tutto con Elima più grande che mai che osserva il tutto.</text:span></text:p>
      <text:p text:style-name="P10"/>
      <text:p text:style-name="P7">Riempita dal loro amore e dall’intensità delle loro emozioni, si unì al pianeta e a tutti i suoi abitanti avvolgendolo dolcemente con la sua scia argentea. Tutte le creature del pianeta, piante e animali e le stesse divinità che li osservavano dalle lune, persero i confini dei propri corpi avvolte dall’abbraccio <text:soft-page-break/>di Elima. In estasi sentirono tutti di appartenere allo stesso calore da cui avevano avuto la stessa origine, condividendo l'amore che nutriva la vita di quel pianeta rinato grazie alla Nana Bianca. Lo sentivano adesso tutto intorno e dentro se stessi, senza riuscire più a distinguersi l’uno dall’altro e dal resto dell’universo.</text:p>
      <text:p text:style-name="P10"/>
      <text:p text:style-name="P6"><text:span text:style-name="T22"><text:s/></text:span><text:span text:style-name="T6">DISEGNO </text:span><text:span text:style-name="T15">4</text:span><text:span text:style-name="T8">-</text:span><text:span text:style-name="T15">7</text:span><text:span text:style-name="T6"> </text:span><text:span text:style-name="T19">▲ </text:span><text:span text:style-name="T29">Qua serve un disegno che mostri a faccia capire il concetto di unione planetario fra le sue creature e Elima.</text:span></text:p>
      <text:p text:style-name="P7"><text:line-break/>Dopo un periodo di tempo indefinibile Elima si separò dal mondo proseguendo per il suo percorso. Nel cielo i <text:span text:style-name="T59">F</text:span>igli di Denka poterono ammirare il frutto di quell'unione: varie rocce incandescenti più piccole delle altre lune orbitavano intorno al pianeta. Gli Una Maka attraverso la memoria dei loro avi capirono che si trattava di un evento divino e con la consapevolezza che presto sarebbe accaduto qualcosa di prodigioso, osservavano gli astri con grande interesse. </text:p>
      <text:p text:style-name="P10"/>
      <text:p text:style-name="P6"><text:span text:style-name="T22"><text:s/></text:span><text:span text:style-name="T6">DISEGNO </text:span><text:span text:style-name="T16">4</text:span><text:span text:style-name="T8">-</text:span><text:span text:style-name="T16">8</text:span><text:span text:style-name="T6"> </text:span><text:span text:style-name="T19">▲ </text:span><text:span text:style-name="T30">Semplicemente gli Una Maka stupiti che sanno che sta per nascere una nuova luna praticamente.</text:span></text:p>
      <text:p text:style-name="P10"/>
      <text:p text:style-name="P10"><text:span text:style-name="T61">Col passare del tempo l'attenzione dei Whakapapa era rivolta verso i loro figli che ammiravano colmi di gioia e commozione; infatti la prole che avevano concepito in seguito alla loro unione erano finalmente venuti al mondo, sotto alla luce avvolgente di Marama, ed ora venivano cullati tra le braccia degli adulti (</text:span><text:span text:style-name="T53">più che adulti, direi il nome dei whakapapa che sono uniti. Loro non hanno ne un tempo specifico ne un sesso, semplicemente si trovano, si amano, generano figli. Adulti non ci sta perché è è una fase che raggiungi col tempo, loro invece la raggiungono quando maturano e non si sa bene quando questo possa avvenire, ma quando sono pronti e in armonia con ongi parte di se stessa)</text:span><text:span text:style-name="T5">. Provenendo direttamente da Whanau non erano mai stati bambini </text:span><text:span text:style-name="T53">(mmm bambini? Anche qui butterei giù qualche nome </text:span><text:span text:style-name="T54">tipo “neofiti”?</text:span><text:span text:style-name="T53">) </text:span><text:span text:style-name="T5">e quelli erano i primi che vedevano in vita loro, spiazzati poiché non sapevano bene come agire e sentendo svilupparsi un forte sentimento di protezione del tutto nuovo. Si riconoscevano in loro poiché quest'ultimi erano nati divisi in Tiaki e li accudirono con estremo amore nutrendoli con quanto di meglio offrissero le loro isole. Marama era all’apice del suo splendore e sotto alla sua luce i neonati divennero bambini in pochi mesi </text:span><text:span text:style-name="T53">(idem qua, bambini? Mesi? Tutto da rivedere. A tal proposito mettero una bella nota finale)</text:span><text:span text:style-name="T51">.</text:span><text:span text:style-name="T5"> Camminavano e iniziavano a giocare in acqua o sugli alberi ponendo domande su ogni cosa delle loro isole ai genitori, che si trovavano di fronte una nuova sfida: indirizzare i loro figli al mondo in maniera analoga a come fece Whanau nei primi momenti della loro esistenza. Sentivano che non sarebbero rimasti ancora a lungo sull’arcipelago e che il loro lascito sarebbero stati i loro figli e l’armonia stessa </text:span><text:span text:style-name="T53">(non armonia ma la parola che dovremmo creare)</text:span><text:span text:style-name="T5">, che presto avrebbero dovuto custodire l’armonia di Whenua. Gli </text:span><text:span text:style-name="T51">adulti</text:span><text:span text:style-name="T5"> spiegavano loro tutto ciò che avevano imparato sui vari ambienti dell’arcipelago e sull’armonia che regnava tra essi, lasciando che i figli esplorassero da soli i fondali marini o le profondità della foresta. Mentre i Tiaki Tai rimanevano tutto il giorno ad ascoltare le tantissime storie dei genitori e a scoprire i segreti che collegavano insieme tutte le isole e i loro abitanti, gli altri </text:span><text:span text:style-name="T56">Tiaki</text:span><text:span text:style-name="T5"> passavano sempre più tempo immersi nella natura ed impararono a prendere esempio dagli animali che li circondavano, ad amarli e a fidarsi di loro. Imitando i loro movimenti i Tiaki Uta potevano arrampicarsi sulle cime degli alberi e cogliere i frutti migliori, mentre i </text:span><text:span text:style-name="T51">“Mare”</text:span><text:span text:style-name="T5"> li seguivano con curiosità infilandosi negli anfratti più nascosti e meravigliosi dei fondali marini. La sera come un’unica famiglia tutto il popolo si riuniva sulla spiaggia e i più piccoli raccontavano con stupore tutto quello che scoprivano allietando immensamente i genitori, che li vedevano crescere in forze e con il giusto rispetto e amore nei confronti di Whenua. Ricordavano sempre loro l’importanza di Elima, quella stella nel cielo che si dirigeva pian piano verso Kamalu. </text:span></text:p>
      <text:p text:style-name="P10"/>
      <text:p text:style-name="P6"><text:span text:style-name="T22"><text:s/></text:span><text:span text:style-name="T6">DISEGNO </text:span><text:span text:style-name="T17">4</text:span><text:span text:style-name="T8">-</text:span><text:span text:style-name="T6"> </text:span><text:span text:style-name="T17">9</text:span><text:span text:style-name="T19">▲ </text:span><text:span text:style-name="T31">Tutto. Tutto ciò che è scritto sopra: dalla nascita della prima generazione dei Whakapapa e tutto ciò che succede poi. Anche qua direi serie di disegni piuttosto che uno.</text:span></text:p>
      <text:p text:style-name="P7"><text:soft-page-break/><text:line-break/>Nel frattempo le rocce che orbitavano intorno al pianeta avevano incominciato a raffreddarsi emanando meno luce. Agli occhi attenti degli Una Maka tuttavia ne risaltava una che era diversa tra le altre la quale, sotto la luce di Elima, iniziò a germogliare come un seme . I <text:span text:style-name="T62">F</text:span>igli</text:p>
      <text:p text:style-name="P7"><text:s/>di Denka ammirarono quel germoglio crescere nel tempo, giorno dopo giorno, piegarsi e attorcigliarsi su se stesso gettando in seguito una sorta di radici che si allungavano nel cosmo raggiungendo le rocce tutte intorno. Piano piano si avvinghiarono ai grossi frammenti celesti tirandoli verso il seme che avvolgendoli con la sua fitta rete li sigillava insieme. In breve l’intreccio assunse una forma sempre più precisa e finito di portare tutte le rocce a se, divenendo in fine una nuova luna di un color verde accesso: così era nata Selene. </text:p>
      <text:p text:style-name="P7"/>
      <text:p text:style-name="P5"><text:span text:style-name="T22"><text:s/></text:span><text:span text:style-name="T6">DISEGNO </text:span><text:span text:style-name="T17">4</text:span><text:span text:style-name="T8">-</text:span><text:span text:style-name="T17">10</text:span><text:span text:style-name="T6"> </text:span><text:span text:style-name="T19">▲ </text:span><text:span text:style-name="T31">La nascita di Selene.</text:span></text:p>
      <text:p text:style-name="P7"/>
      <text:p text:style-name="P10"><text:span text:style-name="T5">I </text:span><text:span text:style-name="T59">F</text:span><text:span text:style-name="T5">igli di Denka non ebbero nemmeno il tempo di abituarsi alla presenza del nuovo astro che avvenne un qualcosa di ancor più straordinario. Da una crepa incominciava ad emergere in superficie una grande gemma che, nel giro di qualche giorno </text:span><text:span text:style-name="T63">(non lo messo anche prima, ma idem, non sarà giorni ma un altro tipo di unità di tempo)</text:span><text:span text:style-name="T5">, sbocciò in un enorme fiore di pura energia fatta da una miriade di colori. I suoi petali erano ampi e luminosi e coprivano gran parte della luna e incantavano allo stesso tempo le creature del pianeta. Denka si era fermata ad ammirare stupefatta il cielo e tutti trattennero il respiro quando videro discendere da essa una </text:span><text:span text:style-name="T63">sorta di</text:span><text:span text:style-name="T5"> nuvola </text:span><text:span text:style-name="T63">formata </text:span><text:span text:style-name="T5">d</text:span><text:span text:style-name="T63">a</text:span><text:span text:style-name="T5"> polline luccicante </text:span><text:span text:style-name="T64">(qui “polline luccicante” possiamo pensarci)</text:span><text:span text:style-name="T5">, che volteggiava in cielo trasportata dal vento.</text:span></text:p>
      <text:p text:style-name="P7"><text:line-break/>Come neve leggera e dorata scese silenziosamente su una vasta parte di terra ancora inabitata e in quello spettacolo si delinearono i contorni di una piccola figura dai capelli fluenti, che si faceva via via più densa scendendo fin sulla superficie del pianeta. Posò i piedi a terra poco distante da Denka, che era venuta ad accoglierla come avvenne per le altre divinità, e mosse qualche passo lasciandosi alle spalle un dolce profumo: così discese Tàlia sul mondo, la dea bambina della scoperta e della meraviglia.</text:p>
      <text:p text:style-name="P10"/>
      <text:p text:style-name="P6"><text:span text:style-name="T22"><text:s/></text:span><text:span text:style-name="T6">DISEGNO </text:span><text:span text:style-name="T18">4</text:span><text:span text:style-name="T8">-</text:span><text:span text:style-name="T18">11</text:span><text:span text:style-name="T6"> </text:span><text:span text:style-name="T19">▲ </text:span><text:span text:style-name="T32">La discesa di Talia sul mondo, con relativo “polline” che scaturisce dalla gemma di Selene. Probabilmente anche qua serie di disegni.</text:span></text:p>
      <text:p text:style-name="P10"/>
      <text:p text:style-name="P7">Si incominciò a guardare intorno con curiosità, rimanendo stupita dalle foreste e dagli oceani, dalle vaste praterie, dai grandi laghi e da tutti gli animali. Solo dopo aver saziato lo sguardo di quella vista amena, si rivolse a Denka con un infinità di domande su quel nuovo mondo, che rimase sorpresa dalla quantità di cose che cercava di scoprire la piccola divinità. Era sempre stata omaggiata quando si mostrava agli altri dei in passato ma l'interesse di questa nuova dea era soprattutto per il mondo stesso. Tàlia si avvicinò chiedendo se fosse stata lei a creare quelle splendide terre e Denka si chinò a lei e, come una madre amorosa, la invitò sedersi accanto a lei, per poi iniziare a raccontarle la rinascita del mondo.<text:line-break/>La piccola dea s’illuminava di felicità nel farsi raccontare tutti i segreti sulla vegetazione e sugli animali, la comparsa degli altri dei, la formazione delle lune e la nascita dei popoli di tutto il mondo. Si riempiva di gioia sempre maggiore scoprendo le meraviglie delle Terre di Denk, e Denka dal suo canto provava un sentimento nuovo nel raccontarle tutto ciò. Presto entrambi, abbandonandosi al fiume di parole e di cose, non si accorsero del tempo che continuava a scorrere imperterrito attorno a loro. La stessa Madre di tutte le cose non si rese conto che tanti piccoli fiori iniziavano a sbocciare tra i capelli di Tàlia e della sua lenta trasformazione. La sua curiosità e il suo entusiasmo erano senza fine e sempre più fiori sbocciavano nella sua chioma variopinta, come nutriti dalle parole della Dea della natura; Era come se stesse crescendo, e presto non ebbe più l’aspetto di una bambina, ma di una bellissima ragazza (donna? Boh). In seguito Denka la accompagnò in riva al mare e sui monti divertita dalle sue domande e facendole vedere le terre dei <text:soft-page-break/>vari popoli in lontananza. Era così assorta in quel momento che dapprima nemmeno si accorse della trasformazione in cui la nuova Dea stava andando in contro. La piccola dea era ormai diventata una ragazza dai lunghi capelli verdi completamente ricoperti di fiori che spargevano ovunque il loro polline dorato. Visitarono assieme tutta l’isola appassionandosi a ogni pianta e a ogni essere, mentre Denka condivideva con gioa le sue storie e si affezionava sempre più a quella piccola dea che vedeva crescere davanti ai suoi occhi senza nemmeno rendersene conto. Finché un giorno uno scoppio di luce nel cielo non investì il pianeta ridestandole di colpo: Elima aveva raggiunto Kamalu. </text:p>
      <text:p text:style-name="P10"/>
      <text:p text:style-name="P10"><text:span text:style-name="T22"><text:s/></text:span><text:span text:style-name="T42">DISEGNO </text:span><text:span text:style-name="T43">4</text:span><text:span text:style-name="T44">-</text:span><text:span text:style-name="T43">12</text:span><text:span text:style-name="T42"> </text:span><text:span text:style-name="T19">▲ </text:span><text:span text:style-name="T33">eh… anche qua purtroppo serie di disegni per forza che partano dall’incontro fra Tàlia e Denka e il loro relativo viaggio-discorsi che fanno nel tempo, sopratutto per fare vedere che Tàlia cresce come nutrite dalle parole di Denka. </text:span><text:span text:style-name="T34">Non solo, ma anche il classico disegno Elima-Kamalu.</text:span><text:span text:style-name="T5"><text:line-break/><text:line-break/>La grande esplosione irradiò tutte le terre di Denk provocando un fenomeno che non aveva mai avuto precedenti: ovunque le due Dee passarono durante la loro conversazione, come se impollinata dalle parole di Denka stessa, Tàlia aveva lasciato come una sorta di semi. Dapprima iniziò a smuoversi il terreno e all'improvviso eruppero dal sottosuolo enormi radici, che crescevano verso Selene trascinando via dal continente enormi porzioni di terra e interi paesaggi. Quando rallentarono e infine la loro crescita improvvisa, era forse nato il luogo più incredibile e spettacolare delle terre di Denk che si stagliava maestoso in cielo, osservabile da tutto il mondo; questo nuovo continente infatti, che si stagliava e sviluppava alto nel cielo, era formato da boschi, praterie, laghi e dolci colline. Non solo, vi erano anche montagne, vasti prati e fiumi che si collegavano anche con lembi di terra di differenti altezza tramite enormi e spettacolari cascate, il tutto sospeso tra le nuvole su una serie di isole sorrette a varie altezze, collegate e incastrate tra loro nell'aria. Ogni isola era legata alle altre con enormi radici che partivano dal terreno che ora aveva lasciato spazio alla pianta di Tàlia, </text:span><text:span text:style-name="T65">L’albero della vita (allora allora, qua serve un nome insomma, l’albero della conoscenza? Ci pensiamo)</text:span><text:span text:style-name="T70">. Così nacque Epèa, il continente delle terre sospese, frutto delle conoscenze e dei racconti della stessa Madre Natura. Un luogo che non lasciava spazio alla logica poiché ogni isola sospesa era ben diversa e caratterizzata: su alcune di esse si potevano ammirare vari praterie e pianure amene, altre avevano montagne coperte da tenera neve, altri ancora non era altro che enormi laghi formato da un intreccio di piante acquatiche. Ogni isola sospesa era unica e particolare nel suo genere, frutto dell’immaginazione di Tàlia scaturita dai racconti di Denka.</text:span></text:p>
      <text:p text:style-name="P10"/>
      <text:p text:style-name="P10"><text:span text:style-name="T42">DISEGNO </text:span><text:span text:style-name="T45">4</text:span><text:span text:style-name="T44">-</text:span><text:span text:style-name="T45">13</text:span><text:span text:style-name="T42"> </text:span><text:span text:style-name="T19">▲ </text:span><text:span text:style-name="T35">Fino ad ora probabilmente questo sarà il disegno più complesso di tutti: rappresentare Epèa. Ma non semplicemente questo: dalla sua origine (le radici che sbocciano e crescono dal suolo, elevando il continente verso l’alto) fino al suo completamento finale (ovvero quando smetterà di crescere e dovremmo rappresentare de decidere quante isole fare, magari pensavo a delle sorte di arcipelaghi dove ognuno rappresenta una stagione o un clima differente in base anche a quanto in alto sia). Tosta bel. </text:span></text:p>
      <text:p text:style-name="P10"><text:span text:style-name="T5"><text:line-break/>Denka in tutto ciò rimase completamente esterrefatta da ciò che avvenne e fece solo da spettatrice a questo fenomeno e, con il cuore colmo di felicità per aver osservato in prima persona, d'improvviso si ritrovò catapultata in cielo sulle isole volanti, di fronte a Tàlia. Solo allora si accorse che ormai aveva l'aspetto di una donna adulta </text:span><text:span text:style-name="T66">(magari qua sembra tutto troppo umano. Ancora non abbiamo ben delineato le varie divinità e sarà poi più opportuno semplicemente descrivere com’è cambiata da prima ad ora. Vedremo insomma con i disegni sotto mano come fare)</text:span><text:span text:style-name="T67">.</text:span><text:span text:style-name="T5"> Decise quindi dare un contributo a tutto ciò e <text:s/>di donare a Tàlia e Epèa dei nuovi esseri che potessero viaggiare in terra e in cielo senza paura: intono un canto che raccolse i piccoli lembi di terra rimasti a piedi del Grande Albero. Poi li porto a se fra le sue mani, e divenendo polvere che prese e gettò al vento formando questi nuovi esseri: si trattava dei </text:span><text:span text:style-name="T67">“dragoni”</text:span><text:span text:style-name="T5">...<text:line-break/></text:span></text:p>
      <text:p text:style-name="P10"><text:soft-page-break/><text:span text:style-name="T42">DISEGNO </text:span><text:span text:style-name="T45">4</text:span><text:span text:style-name="T44">-</text:span><text:span text:style-name="T45">1</text:span><text:span text:style-name="T46">4</text:span><text:span text:style-name="T42"> </text:span><text:span text:style-name="T19">▲ </text:span><text:span text:style-name="T36">Denka che si rende conto di ciò che è appena accaduto, e in seguito lei che crea i “dragoni”. Anche qua da rivedere e riparlare insieme.</text:span></text:p>
      <text:p text:style-name="P10"><text:span text:style-name="T5"><text:line-break/>Tàlia ne fu circondata e piena di entusiasmo e rimase senza parole non sapendo bene come ringraziare Denka. Quest’ultima rispose al senso di gratitudine della Deà con un sorriso e le disse che questi esseri avrebbero svolto il ruolo di guardiani nel confronto del suo nuovo continente, e le fece un altro dono: chiamò a se l’essere più grande fra quelle enormi creature, dicendole che dora in poi avrebbero fatto parte del suo dominio e che questa in particolare sarebbe stato la sua personale </text:span><text:span text:style-name="T68">“bestia” (animale? Cavalcatura? boh)</text:span><text:span text:style-name="T67"> </text:span><text:span text:style-name="T5">Appena la dea gli accarezzò il capo la creatura si mutò con un’esplosione di colori che meravigliò entrambe le divinità: come se fossero sbocciati dei fiori, il “dragone” si riempì di nuovi colori che rispecchiavano quella della divinità. Tàlia capì che d’ora in poi sarebbe stata una parte di lei e, dopo aver ringraziato ancora una volta Denka, vi montò in groppa invitando anche la stessa Dea per volare insieme a lei. Sfrecciarono fra le nuvole con divertimento, osservando bene dall’alto quel nuovo mondo e riportò infine a terra Denka dove le due dee si salutarono commosse scambiandosi le ultime parole di gratitudine. La dea della natura non si era mai affezionata prima d’ora cosi tanto a nessun’altra divinità. Così Tàlia visitò ancora una volta tutte le isole di Epèa, seguita da quelle enormi</text:span><text:span text:style-name="T68"> “uccelli?”</text:span><text:span text:style-name="T71">. Ora Matura e completa in seguito a tutte le cose avvenute e a tutte le sue conoscenze raccolte del mondo, dalla sua chioma sbocciarono i suoi fiori dalla sua lunghissima chioma, diffondendo ovunque il loro polline divino. <text:s/></text:span></text:p>
      <text:p text:style-name="P10"/>
      <text:p text:style-name="P10"><text:span text:style-name="T42">DISEGNO </text:span><text:span text:style-name="T45">4</text:span><text:span text:style-name="T44">-</text:span><text:span text:style-name="T45">1</text:span><text:span text:style-name="T47">5</text:span><text:span text:style-name="T42"> </text:span><text:span text:style-name="T19">▲ </text:span><text:span text:style-name="T37">Tosto anche questo. Il “dragone” <text:s/>più grande che si avvicina e al contatto con Tàlia esplode di colori. Poi tutto il viaggio insieme a Denka presso il nuovo continente e le sue isole. In fine la sua chioma di fiori che sboccia facendo piovere polline e semi sulle terre del nuovo mondo.</text:span><text:span text:style-name="T5"><text:line-break/><text:line-break/>Quando finalmente Elima si riaffacciò sul mondo ormai Talìa aveva visitato ogni angolo del continente sospeso e sparso ovunque il polline dei fiori della sua chioma. Tutti i figli di Denka salutarono con gioa la piccola Nana Bianca e dalla terra che custodiva il polline divino germogliarono dei piccoli steli. Crescevano a vista d’occhio mentre Elima proseguiva il suo percorso. Nel frattempo i piccoli Whakapapa erano ormai cresciuti e vedevano per la prima volta questo spettacolo e la Nana Bianca stessa. Mentre invece gli adulti capirono che era il momento per loro di rientrare nelle acque luminose, prima che Elima lasciasse il pianeta nuovamente, lasciando spazio alle nuove generazioni. Salutarono con amore e fiducia i loro figli, dicendogli di non provare tristezza per loro e che gli sarebbero sempre stati accanto, poiché tornavano a far parte dell’ </text:span><text:span text:style-name="T55">“armonia”</text:span><text:span text:style-name="T72"> del mondo e proteggendoli e osservandoli in eterno. Dalle spiagge li guardarono entrare in acqua e immergersi per l’ultima volta, con il pensiero rivolto a Elima che splendeva serena nel cielo. La superficie del mare luccicante di mille bagliori rifletteva il firmamento e questa volta non riemerse più nessuno da quelle acque; i Whakapapa scomparivano infatti in uno sfavillio di nuove luci che si aggiungevano alle immagini delle stelle già presenti, tornando a far parte del mondo e/o ella natura stessa.</text:span></text:p>
      <text:p text:style-name="P10"/>
      <text:p text:style-name="P10"><text:span text:style-name="T42">DISEGNO </text:span><text:span text:style-name="T45">4</text:span><text:span text:style-name="T44">-</text:span><text:span text:style-name="T45">1</text:span><text:span text:style-name="T48">6</text:span><text:span text:style-name="T42"> </text:span><text:span text:style-name="T19">▲ </text:span><text:span text:style-name="T38">Elima che si affaccia al mondo, con Epèa che ristaglia sul mondo e i </text:span><text:span text:style-name="T39">Whakapapa</text:span><text:span text:style-name="T38"> che scompaiono sulle spiagge e tornano a far parte dell’ “armonia”.</text:span><text:span text:style-name="T5"><text:line-break/><text:line-break/>Altre vite sbocciavano invece su Epèa. Erano cresciuti in seguito l’operato di Tàlia nuovi esseri, provenienti dal polline di Tàlia, che essa osservava curiosa viaggiando per le isole varie isole sospese. Quando si avvicinava aprivano le loro corone di petali rivolti alla Dea e ascoltavano con attenzione le sue parole: erano figli di Denka e Tàlia e il loro compito era custodire la bellezza del mondo e la meraviglia della scoperta. Erano nati dal dialogo tra le due dee e vivevano su un continente sospeso a grande altezza, da cui potevano osservare meglio sia la terra che il cielo. Avrebbero dovuto riprodursi e conoscere se stessi e il resto del mondo perseguendo generazione dopo generazione in quell’intento. Non si trattava per tanto di essere completi ma tutt'altro: infatti </text:span><text:soft-page-break/><text:span text:style-name="T5">chi non sarebbe riuscito nel proprio intento e a rispondere alle proprie domande, da ciclo a ciclo sarebbero prima o poi appassiti e morti, tornando a fare parte del ciclo vitale per poter dare origini a nuovi esseri che avrebbero però mantenuto le loro conoscenza. Tutt’altra storia invece sarebbe toccata a chi avesse svelato i misteri del mondo; Tàlia infatti disse che chi ne sarebbe stato degno, avrebbe potuto prendere “un dragone” per poter volare libero nel mondo, con la promessa che avrebbe atteso i più degni su </text:span><text:span text:style-name="T73">Selene</text:span><text:span text:style-name="T5"> per poter far parte della “conoscenza” stessa del mondo. Gli disse infine che avrebbero assunto il nome di Kala Klora.<text:line-break/>Quando fu sicura di aver parlato a tutti i fiori delle sue terre, <text:s/>volò in groppa al suo <text:s/></text:span><text:span text:style-name="T67">“uccello”</text:span><text:span text:style-name="T5"> fin su Selene, dove le radici si annodarono in una rete sottile ricoperta di soffice muschio, su cui si posò la Dea con il suo nuovo compagno riposandosi di tutto il suo operato.</text:span></text:p>
      <text:p text:style-name="P10"/>
      <text:p text:style-name="P10"><text:span text:style-name="T42">DISEGNO </text:span><text:span text:style-name="T45">4</text:span><text:span text:style-name="T44">-</text:span><text:span text:style-name="T45">1</text:span><text:span text:style-name="T49">7</text:span><text:span text:style-name="T42"> </text:span><text:span text:style-name="T19">▲</text:span><text:span text:style-name="T40">Talia che vola sulle sue isole parlando ai Kala Klora del loro ruolo nel mondo. Anche qua, serie di disegni in cui lei vola (mi immagino una sorta di discorso che inizia e continua, dove da scena a scena l’unica cosa che cambia è lo sfondo e dove si trova la dea fisicamente).</text:span><text:span text:style-name="T5"><text:line-break/><text:line-break/>Quando Elima osservò il pianeta vide che era popolato dai suoi figli, da variegate forme di vita e vegetazione, che era armonioso e pacifico e pieno di paesaggi maestosi e mozzafiato, e fu orgogliosa e rincuorata da tutto ciò. Fra quelli spiccava il nuovo continente, enorme come una sorta di grandi albero i cui frutti però erano numerose isole sospese. Colma di gioia e fiducia riprese il suo percorso promettendo che sarebbe tornata un giorno. Soltanto allora si avviò verso la vastità dell'universo senza alcun rimpianto, sotto lo sguardo meravigliato dei “figli di Denka”. Quando ormai Elima ormai era tornata a far parte del cielo stellato, poco a poco Epèa smise di brillare, sopendosi con Tàlia stessa senza però mai svanire alla vista dei dei Kala Klora, brillando di un fievole verde, riflettendo la luce di Kamalu. A vegliare sul mondo e sui suoi abitanti rimase Denka, che continuava nel suo operato attendendo il ritorno di Elima. A lungo tutto crebbe armoniosamente e il mondo prosperava insieme all'arcipelago di Whenua. La dea come sempre amava osservare tutte le notti le stelle che ornavano il cielo, riposandosi con le sue piante, lasciando spazio alle creature che popolavano le sue terre di vivere secondo le volonta delle relative divinità. I (qui dovremmo parlare dei Kala Klora e degli esseri, faccio una nota a seguito). A lungo le giornate si ripeterono serene, il tempo scandito solo dai giorni e dalle notti dettati da Kamalu. Fu così che Denka, una notte all'apparenza come tante altre, dopo un periodo di tempo</text:span><text:span text:style-name="T69"> “non preciso”? (cioè dopo un bel po’ ma non si sa bene quanto)</text:span><text:span text:style-name="T74"> si accorse di un bagliore famigliare, e che un fremito a lei assai caro percorreva le sue terre; da lì a poco infatti sarebbe ritornata la piccola Nana Bianca.</text:span></text:p>
      <text:p text:style-name="P10"/>
      <text:p text:style-name="P10"><text:span text:style-name="T42">DISEGNO </text:span><text:span text:style-name="T45">4</text:span><text:span text:style-name="T44">-</text:span><text:span text:style-name="T45">1</text:span><text:span text:style-name="T50">8</text:span><text:span text:style-name="T42"> </text:span><text:span text:style-name="T19">▲</text:span><text:span text:style-name="T41">Ultimo disegno classico: elima che nel cielo appare come una delle tante stelle, Denka che guarda il mondo andare come spettatrice, e lei che in fine stesa una notte a osservare il cielo si accorge che da li a breve sarebbe tornata Elima.</text:span></text:p>
      <text:p text:style-name="P10"/>
      <text:p text:style-name="P8">NOTE FINALI: i nomi. Solo e unicamente i nomi.</text:p>
      <text:p text:style-name="P9"/>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1T17:30:08.643113848</meta:creation-date>
    <dc:date>2022-03-31T17:30:59.022883205</dc:date>
    <meta:editing-duration>PT51S</meta:editing-duration>
    <meta:editing-cycles>1</meta:editing-cycles>
    <meta:document-statistic meta:table-count="0" meta:image-count="0" meta:object-count="0" meta:page-count="7" meta:paragraph-count="35" meta:word-count="4743" meta:character-count="28807" meta:non-whitespace-character-count="24051"/>
    <meta:generator>LibreOffice/6.4.7.2$Linux_X86_64 LibreOffice_project/40$Build-2</meta:generator>
  </office:meta>
</office:document-meta>
</file>